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Liberation Mono" fo:font-size="12pt" officeooo:paragraph-rsid="0001e7a8" style:font-size-asian="12pt" style:font-size-complex="12pt"/>
    </style:style>
    <style:style style:name="P2" style:family="paragraph" style:parent-style-name="Standard">
      <style:text-properties style:font-name="Liberation Mono" fo:font-size="12pt" style:font-size-asian="12pt" style:font-size-complex="12pt"/>
    </style:style>
    <style:style style:name="T1" style:family="text">
      <style:text-properties officeooo:rsid="0001e7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time</text:p>
      <text:p text:style-name="P1"><text:span text:style-name="T1">import </text:span>os</text:p>
      <text:p text:style-name="P2"/>
      <text:p text:style-name="P2">maze = """</text:p>
      <text:p text:style-name="P2">█████████████████████████████████</text:p>
      <text:p text:style-name="P2">█A█ <text:s text:c="4"/>█B█ <text:s text:c="8"/>█ <text:s text:c="8"/>█ █</text:p>
      <text:p text:style-name="P2">█ █ ███ █ █ ███ █████ █ █████ █ █</text:p>
      <text:p text:style-name="P2">█ █ █ █ █ <text:s text:c="4"/>█ <text:s text:c="6"/>█ █ <text:s text:c="2"/>█ <text:s text:c="2"/>█</text:p>
      <text:p text:style-name="P2">█ █ █ █ ███████████ ███ █ █ █████</text:p>
      <text:p text:style-name="P2">█ <text:s text:c="2"/>█ █ <text:s text:c="4"/>█ <text:s text:c="4"/>█ █ █ <text:s text:c="2"/>█ <text:s text:c="4"/>█</text:p>
      <text:p text:style-name="P2">█ ███ █████ █ ███ █ █ ███████ █ █</text:p>
      <text:p text:style-name="P2">█ █ <text:s text:c="4"/>█ █ █ █ █ █ <text:s text:c="6"/>█ █ █ █</text:p>
      <text:p text:style-name="P2">█ █ ███ █ █ █ █ █ █████████ ███ █</text:p>
      <text:p text:style-name="P2">█ █ <text:s text:c="2"/>█ <text:s text:c="2"/>█ █ <text:s text:c="2"/>█ <text:s text:c="2"/>█ <text:s text:c="6"/>█ <text:s text:c="2"/>█</text:p>
      <text:p text:style-name="P2">█ ███ ███ █ ███ ███ █ ███████ █ █</text:p>
      <text:p text:style-name="P2">█ █ <text:s text:c="2"/>█ █ █ <text:s text:c="4"/>█ █ <text:s text:c="2"/>█ <text:s text:c="2"/>█ <text:s text:c="2"/>█ █</text:p>
      <text:p text:style-name="P2">█ █ ███ █ ███████ █████ █ █ ███ █</text:p>
      <text:p text:style-name="P2">█ █ <text:s text:c="2"/>█ █ <text:s text:c="6"/>█ <text:s text:c="2"/>█ <text:s text:c="2"/>█ █ █ █ █</text:p>
      <text:p text:style-name="P2">█ ███ █ ███████ █ █ █ ███ █ █ █ █</text:p>
      <text:p text:style-name="P2">█ <text:s text:c="4"/>█ <text:s text:c="10"/>█ <text:s text:c="2"/>█ <text:s text:c="4"/>█ <text:s text:c="2"/>█</text:p>
      <text:p text:style-name="P2">█████████████████████████████████</text:p>
      <text:p text:style-name="P2">"""</text:p>
      <text:p text:style-name="P2"/>
      <text:p text:style-name="P2">board = [list(line) for line in maze.strip().split("\n")]</text:p>
      <text:p text:style-name="P2"/>
      <text:p text:style-name="P2">def search(board, r, c):</text:p>
      <text:p text:style-name="P2"><text:s text:c="4"/>time.sleep(<text:span text:style-name="T1">0</text:span>.<text:span text:style-name="T1">0</text:span>2)</text:p>
      <text:p text:style-name="P2"><text:s text:c="4"/>os.system("clear")</text:p>
      <text:p text:style-name="P2"><text:s text:c="4"/>print("\n".join("".join(row) for row in board))</text:p>
      <text:p text:style-name="P2"/>
      <text:p text:style-name="P2"><text:s text:c="4"/>match board[r][c]:</text:p>
      <text:p text:style-name="P2"><text:s text:c="8"/>case "B":</text:p>
      <text:p text:style-name="P2"><text:s text:c="12"/>return True</text:p>
      <text:p text:style-name="P2"><text:s text:c="8"/>case "█" | "▒":</text:p>
      <text:p text:style-name="P2"><text:s text:c="12"/>return False</text:p>
      <text:p text:style-name="P2"/>
      <text:p text:style-name="P2"><text:s text:c="4"/>board[r][c] = "▒"</text:p>
      <text:p text:style-name="P2"/>
      <text:p text:style-name="P2"><text:s text:c="4"/>result = (</text:p>
      <text:p text:style-name="P2"><text:s text:c="8"/>search(board, r - 1, c) or</text:p>
      <text:p text:style-name="P2"><text:s text:c="8"/>search(board, r, c + 1) or</text:p>
      <text:p text:style-name="P2"><text:s text:c="8"/>search(board, r + 1, c) or</text:p>
      <text:p text:style-name="P2"><text:s text:c="8"/>search(board, r, c - 1)</text:p>
      <text:p text:style-name="P2"><text:s text:c="4"/>)</text:p>
      <text:p text:style-name="P2"/>
      <text:p text:style-name="P2"><text:s text:c="4"/>board[r][c] = " "</text:p>
      <text:p text:style-name="P2"><text:s text:c="4"/>return result</text:p>
      <text:p text:style-name="P2"/>
      <text:p text:style-name="P2">search(board, 1, 1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9:12:31.265613459</meta:creation-date>
    <meta:print-date>2025-02-27T09:46:24.322020688</meta:print-date>
    <dc:date>2025-02-27T09:44:02.236958246</dc:date>
    <meta:editing-duration>PT8M44S</meta:editing-duration>
    <meta:editing-cycles>1</meta:editing-cycles>
    <meta:generator>LibreOffice/24.8.3.2$Linux_X86_64 LibreOffice_project/480$Build-2</meta:generator>
    <meta:document-statistic meta:table-count="0" meta:image-count="0" meta:object-count="0" meta:page-count="1" meta:paragraph-count="41" meta:word-count="225" meta:character-count="1107" meta:non-whitespace-character-count="693"/>
  </office:meta>
</office:document-meta>
</file>